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3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5.498cm"/>
    </style:style>
    <style:style style:name="co6" style:family="table-column">
      <style:table-column-properties fo:break-before="auto" style:column-width="15.9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ce6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Question ID</text:p>
          </table:table-cell>
          <table:table-cell table:style-name="ce1" office:value-type="string" calcext:value-type="string">
            <text:p>PDF Question</text:p>
          </table:table-cell>
          <table:table-cell table:style-name="ce1" office:value-type="string" calcext:value-type="string">
            <text:p>PDF Solution</text:p>
          </table:table-cell>
          <table:table-cell office:value-type="string" calcext:value-type="string">
            <text:p>Q_Pages</text:p>
          </table:table-cell>
          <table:table-cell office:value-type="string" calcext:value-type="string">
            <text:p>S_Pag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2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3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4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Triangle (Sine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5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6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table:style-name="ce5" office:value-type="string" calcext:value-type="string">
            <text:p>6, 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arabol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7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8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9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0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1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2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3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,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Coordinat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2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3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4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string" calcext:value-type="string">
            <text:p>22, 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5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nverse of Pythagor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6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7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8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9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Bearing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0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1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2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3</text:p>
          </table:table-cell>
          <table:table-cell office:value-type="string" calcext:value-type="string">
            <text:p><text:a xlink:href="https://www.national5maths.co.uk/wp-content/uploads/2016/02/N5_Mathematics_all_2014.pdf" xlink:type="simple">https://www.national5maths.co.uk/wp-content/uploads/2016/02/N5_Mathematics_all_2014.pdf</text:a></text:p>
          </table:table-cell>
          <table:table-cell office:value-type="string" calcext:value-type="string">
            <text:p><text:a xlink:href="https://www.national5maths.co.uk/wp-content/uploads/2016/02/N5-2014-Marking-Scheme.pdf" xlink:type="simple">https://www.national5maths.co.uk/wp-content/uploads/2016/02/N5-2014-Marking-Scheme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2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3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4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5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6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7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8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9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0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1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2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3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4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n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2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3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4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5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6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7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8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9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0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Area 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1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2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Bearing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3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4</text:p>
          </table:table-cell>
          <table:table-cell office:value-type="string" calcext:value-type="string">
            <text:p><text:a xlink:href="https://www.national5maths.co.uk/wp-content/uploads/2016/02/N5_Mathematics_all_2015.pdf" xlink:type="simple">https://www.national5maths.co.uk/wp-content/uploads/2016/02/N5_Mathematics_all_2015.pdf</text:a></text:p>
          </table:table-cell>
          <table:table-cell table:style-name="ce3" office:value-type="string" calcext:value-type="string">
            <text:p><text:a xlink:href="https://www.national5maths.co.uk/wp-content/uploads/2016/02/N5-2015-Marking-Scheme-1.pdf" xlink:type="simple">https://www.national5maths.co.uk/wp-content/uploads/2016/02/N5-2015-Marking-Scheme-1.pdf</text:a></text:p>
          </table:table-cell>
          <table:table-cell office:value-type="string" calcext:value-type="string">
            <text:p>30, 3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ra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2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3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4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5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string" calcext:value-type="string">
            <text:p>6, 7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iscriminan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6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7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Coordinat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8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9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n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0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Identiti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1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2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5, 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2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3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4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5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6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string" calcext:value-type="string">
            <text:p>22, 23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7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8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9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0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1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2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3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4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5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6</text:p>
          </table:table-cell>
          <table:table-cell office:value-type="string" calcext:value-type="string">
            <text:p><text:a xlink:href="https://www.national5maths.co.uk/wp-content/uploads/2016/02/N5_Mathematics_all_2016.pdf" xlink:type="simple">https://www.national5maths.co.uk/wp-content/uploads/2016/02/N5_Mathematics_all_2016.pdf</text:a></text:p>
          </table:table-cell>
          <table:table-cell office:value-type="string" calcext:value-type="string">
            <text:p><text:a xlink:href="https://www.national5maths.co.uk/wp-content/uploads/2016/07/mi_N5_Mathematics_all_2016.pdf" xlink:type="simple">https://www.national5maths.co.uk/wp-content/uploads/2016/07/mi_N5_Mathematics_all_2016.pdf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2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ra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3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4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Coordinat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5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6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Area 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7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8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9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0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1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2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3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arabol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4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5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2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3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Formul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4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5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6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nverse of Pythagor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7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8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table:style-name="ce3"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9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Bearing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0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Gradient &amp; Y-Intercept)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1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2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3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4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5</text:p>
          </table:table-cell>
          <table:table-cell office:value-type="string" calcext:value-type="string">
            <text:p><text:a xlink:href="https://www.national5maths.co.uk/wp-content/uploads/2016/02/N5_Mathematics_all_2017.pdf" xlink:type="simple">https://www.national5maths.co.uk/wp-content/uploads/2016/02/N5_Mathematics_all_2017.pdf</text:a></text:p>
          </table:table-cell>
          <table:table-cell office:value-type="string" calcext:value-type="string">
            <text:p><text:a xlink:href="https://www.national5maths.co.uk/wp-content/uploads/2016/02/mi_N5_Mathematics_all_2017.pdf" xlink:type="simple">https://www.national5maths.co.uk/wp-content/uploads/2016/02/mi_N5_Mathematics_all_2017.pdf</text:a></text:p>
          </table:table-cell>
          <table:table-cell office:value-type="string" calcext:value-type="string">
            <text:p>31, 32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2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3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4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5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6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7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10, 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iscriminan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8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9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0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1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2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Coordinat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3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4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5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arabol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6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7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Identiti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8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9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string" calcext:value-type="string">
            <text:p>16, 17</text:p>
          </table:table-cell>
          <table:table-cell office:value-type="string" calcext:value-type="string">
            <text:p>23, 2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2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3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4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5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string" calcext:value-type="string">
            <text:p>26, 27</text:p>
          </table:table-cell>
          <table:table-cell office:value-type="string" calcext:value-type="string">
            <text:p>35, 3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n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6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7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8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9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0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1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2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Bearing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3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4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5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Pythagor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6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Area 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7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8</text:p>
          </table:table-cell>
          <table:table-cell office:value-type="string" calcext:value-type="string">
            <text:p><text:a xlink:href="https://www.national5maths.co.uk/wp-content/uploads/2018/08/N5_Mathematics_all_2018.pdf" xlink:type="simple">https://www.national5maths.co.uk/wp-content/uploads/2018/08/N5_Mathematics_all_2018.pdf</text:a></text:p>
          </table:table-cell>
          <table:table-cell office:value-type="string" calcext:value-type="string">
            <text:p><text:a xlink:href="https://www.national5maths.co.uk/wp-content/uploads/2018/08/mi_N5_Mathematics_all_2018.pdf" xlink:type="simple">https://www.national5maths.co.uk/wp-content/uploads/2018/08/mi_N5_Mathematics_all_2018.pdf</text:a></text:p>
          </table:table-cell>
          <table:table-cell office:value-type="string" calcext:value-type="string">
            <text:p>38. 39</text:p>
          </table:table-cell>
          <table:table-cell office:value-type="string" calcext:value-type="string">
            <text:p>53, 5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ra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2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3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4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5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 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6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string" calcext:value-type="string">
            <text:p>6, 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7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8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9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0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1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2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3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4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5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string" calcext:value-type="string">
            <text:p>14, 15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2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Area 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3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4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Coordinat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5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Formul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6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7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8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9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0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nverse of Pythagora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1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2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7, 3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3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4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5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6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Identiti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7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8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9</text:p>
          </table:table-cell>
          <table:table-cell office:value-type="string" calcext:value-type="string">
            <text:p><text:a xlink:href="https://www.national5maths.co.uk/wp-content/uploads/2019/08/N5_Mathematics_all_2019.pdf" xlink:type="simple">https://www.national5maths.co.uk/wp-content/uploads/2019/08/N5_Mathematics_all_2019.pdf</text:a></text:p>
          </table:table-cell>
          <table:table-cell office:value-type="string" calcext:value-type="string">
            <text:p><text:a xlink:href="https://www.national5maths.co.uk/wp-content/uploads/2019/08/mi_N5_Mathematics_all_2019.pdf" xlink:type="simple">https://www.national5maths.co.uk/wp-content/uploads/2019/08/mi_N5_Mathematics_all_2019.pdf</text:a>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ra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2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3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4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5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6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7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iscriminan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8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9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0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string" calcext:value-type="string">
            <text:p>8, 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1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2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3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Coordinat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4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5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n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6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7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8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9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2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3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Sine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4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5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6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Bearing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7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8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9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0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1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2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3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4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5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string" calcext:value-type="string">
            <text:p>29, 30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Identiti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6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7</text:p>
          </table:table-cell>
          <table:table-cell office:value-type="string" calcext:value-type="string">
            <text:p><text:a xlink:href="https://www.national5maths.co.uk/wp-content/uploads/2022/11/2021-N5-Maths-P1-P2.pdf" xlink:type="simple">https://www.national5maths.co.uk/wp-content/uploads/2022/11/2021-N5-Maths-P1-P2.pdf</text:a></text:p>
          </table:table-cell>
          <table:table-cell office:value-type="string" calcext:value-type="string">
            <text:p><text:a xlink:href="https://www.national5maths.co.uk/wp-content/uploads/2022/11/2021-N5-Maths-MS.pdf" xlink:type="simple">https://www.national5maths.co.uk/wp-content/uploads/2022/11/2021-N5-Maths-MS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n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2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3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4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5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6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7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8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9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0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1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2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3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arabol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4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5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6, 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2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3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4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, 2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5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27, 2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Area 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6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Formul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7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8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9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0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Pythagor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1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2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Identiti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3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4</text:p>
          </table:table-cell>
          <table:table-cell office:value-type="string" calcext:value-type="string">
            <text:p><text:a xlink:href="https://www.national5maths.co.uk/wp-content/uploads/2022/09/N5-Maths-2022-P1-P2.pdf" xlink:type="simple">https://www.national5maths.co.uk/wp-content/uploads/2022/09/N5-Maths-2022-P1-P2.pdf</text:a></text:p>
          </table:table-cell>
          <table:table-cell office:value-type="string" calcext:value-type="string">
            <text:p><text:a xlink:href="https://www.national5maths.co.uk/wp-content/uploads/2022/09/MI-2022-N5-Maths.pdf" xlink:type="simple">https://www.national5maths.co.uk/wp-content/uploads/2022/09/MI-2022-N5-Math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2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3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4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iscriminan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5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6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7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8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9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, 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0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1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2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3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4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2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3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4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5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6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7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nverse of Pythagora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8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9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0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1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2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Identiti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3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4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7, 3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Area 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5</text:p>
          </table:table-cell>
          <table:table-cell office:value-type="string" calcext:value-type="string">
            <text:p><text:a xlink:href="https://www.national5maths.co.uk/wp-content/uploads/2023/09/N5-Maths-P1-P2.pdf" xlink:type="simple">https://www.national5maths.co.uk/wp-content/uploads/2023/09/N5-Maths-P1-P2.pdf</text:a></text:p>
          </table:table-cell>
          <table:table-cell office:value-type="string" calcext:value-type="string">
            <text:p><text:a xlink:href="https://www.national5maths.co.uk/wp-content/uploads/2023/09/N5-Maths-2023-Marking-Scheme.pdf" xlink:type="simple">https://www.national5maths.co.uk/wp-content/uploads/2023/09/N5-Maths-2023-Marking-Scheme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n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2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3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4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5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6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7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8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9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0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1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2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, 1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3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4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2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Co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3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4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5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6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7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Formula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8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9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thagoras Problem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0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1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2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Trig (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3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4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5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6</text:p>
          </table:table-cell>
          <table:table-cell office:value-type="string" calcext:value-type="string">
            <text:p><text:a xlink:href="https://www.national5maths.co.uk/wp-content/uploads/2024/09/2024-N5-Maths.pdf" xlink:type="simple">https://www.national5maths.co.uk/wp-content/uploads/2024/09/2024-N5-Maths.pdf</text:a></text:p>
          </table:table-cell>
          <table:table-cell office:value-type="string" calcext:value-type="string">
            <text:p><text:a xlink:href="https://www.national5maths.co.uk/wp-content/uploads/2024/09/2024-N5-Maths-MS.pdf" xlink:type="simple">https://www.national5maths.co.uk/wp-content/uploads/2024/09/2024-N5-Maths-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2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3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4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angle Area 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5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raight Line (Equation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6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n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7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Graph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8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9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Indic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0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iscriminan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1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urd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2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3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4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dratic Problem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5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string" calcext:value-type="string">
            <text:p>12. 13</text:p>
          </table:table-cell>
          <table:table-cell office:value-type="string" calcext:value-type="string">
            <text:p>21, 2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olume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2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ientific Notation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3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4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31. 3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5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rcs &amp; S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6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ngles Inside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7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-D Pythagora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8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hanging the Subjec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9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ultaneous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0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imilar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1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Bearing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2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quations and In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3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ig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4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5</text:p>
          </table:table-cell>
          <table:table-cell table:style-name="ce3" office:value-type="string" calcext:value-type="string">
            <text:p><text:a xlink:href="https://www.national5maths.co.uk/wp-content/uploads/2025/09/N5-Maths-2025-P1-P2.pdf" xlink:type="simple">https://www.national5maths.co.uk/wp-content/uploads/2025/09/N5-Maths-2025-P1-P2.pdf</text:a></text:p>
          </table:table-cell>
          <table:table-cell office:value-type="string" calcext:value-type="string">
            <text:p><text:a xlink:href="https://www.national5maths.co.uk/wp-content/uploads/2025/09/N5-Maths-2025-MS.pdf" xlink:type="simple">https://www.national5maths.co.uk/wp-content/uploads/2025/09/N5-Maths-2025-MS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 table:number-rows-repeated="10482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0:11:45.173082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0-15T15:34:26</meta:creation-date>
    <dc:date>2025-10-16T13:13:03.230779985</dc:date>
    <meta:generator>LibreOffice/24.2.7.2$Linux_X86_64 LibreOffice_project/420$Build-2</meta:generator>
    <meta:editing-duration>PT4H32M10S</meta:editing-duration>
    <meta:editing-cycles>21</meta:editing-cycles>
    <meta:document-statistic meta:table-count="1" meta:cell-count="2704" meta:object-count="0"/>
    <meta:user-defined meta:name="AppVersion">3.1</meta:user-defined>
  </office:meta>
</office:document-meta>
</file>